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egoe UI" svg:font-family="'Segoe UI', 'Segoe UI Web Regular', 'Segoe UI Symbol', 'Helvetica Neue', 'BBAlpha Sans', 'S60 Sans', Arial, sans-serif"/>
    <style:font-face style:name="Tahoma1" svg:font-family="Tahoma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78cm" fo:margin-left="0cm" table:align="left" style:writing-mode="lr-tb"/>
    </style:style>
    <style:style style:name="Table1.A" style:family="table-column">
      <style:table-column-properties style:column-width="3.134cm"/>
    </style:style>
    <style:style style:name="Table1.B" style:family="table-column">
      <style:table-column-properties style:column-width="0.831cm"/>
    </style:style>
    <style:style style:name="Table1.C" style:family="table-column">
      <style:table-column-properties style:column-width="13.815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cm" fo:padding-right="0cm" fo:padding-top="0.254cm" fo:padding-bottom="0.254cm" fo:border="none"/>
    </style:style>
    <style:style style:name="P1" style:family="paragraph" style:parent-style-name="Footer">
      <style:paragraph-properties fo:margin-top="0.071cm" fo:margin-bottom="0cm" fo:line-height="100%"/>
    </style:style>
    <style:style style:name="P2" style:family="paragraph" style:parent-style-name="Footer" style:master-page-name="Converted1">
      <style:paragraph-properties fo:margin-top="0.071cm" fo:margin-bottom="0cm" fo:line-height="100%" fo:text-align="end" style:justify-single-word="false" style:page-number="auto"/>
    </style:style>
    <style:style style:name="P3" style:family="paragraph" style:parent-style-name="Contact_20_Info" style:master-page-name="First_20_Page">
      <style:paragraph-properties style:page-number="auto"/>
    </style:style>
    <style:style style:name="T1" style:family="text">
      <style:text-properties fo:color="#404040"/>
    </style:style>
    <style:style style:name="T2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[390A Alfred]</text:p>
      <text:p text:style-name="Contact_20_Info">[Kingston]</text:p>
      <text:p text:style-name="Contact_20_Info">[613-878-6512] | [www.skilleen.com]</text:p>
      <text:p text:style-name="Contact_20_Info"><text:span text:style-name="Emphasis">[scott.killeen@hotmail.com]</text:span></text:p>
      <text:p text:style-name="Name">Scott Killeen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h text:style-name="Heading_20_1" text:outline-level="1">Objective</text:h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I am interested in securing a summer job. I am looking for jobs related to my computer science degree. I am hard working and eager to learn, so a job where I can gain a new set of skills is ideal. I have yet to obtain a job in the tech field so I am eager to get started.</text:p>
          </table:table-cell>
        </table:table-row>
        <table:table-row table:style-name="Table1.1">
          <table:table-cell table:style-name="Table1.A1" office:value-type="string">
            <text:h text:style-name="Heading_20_1" text:outline-level="1">Achievements</text:h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h text:style-name="Heading_20_2" text:outline-level="2"><text:span text:style-name="Placeholder_20_Text"><text:span text:style-name="T1">Queen's University orientation leader</text:span></text:span></text:h>
            <text:p text:style-name="Resume_20_Text">I was an orientation leader for the Computing orientation week. I helped run parts of orientation week and made sure the new students adjusted well to their new environment.</text:p>
            <text:p text:style-name="Resume_20_Text"/>
            <text:h text:style-name="Heading_20_2" text:outline-level="2"><text:span text:style-name="Placeholder_20_Text"><text:span text:style-name="T1">Code the Change</text:span></text:span></text:h>
            <text:p text:style-name="Resume_20_Text">Code the Change was a one day event in which we worked in a team of 4. We worked 12 hours straight on a website for a non-profit organization. At the end we presented our website to the organization. </text:p>
            <text:p text:style-name="Resume_20_Text"/>
            <text:h text:style-name="Heading_20_2" text:outline-level="2"><text:span text:style-name="Placeholder_20_Text"><text:span text:style-name="T1">Personal website</text:span></text:span></text:h>
            <text:p text:style-name="Resume_20_Text">I made my own personal website to help let my employers get to know me better and as a place where all my work can be found. Please check it out at www.skilleen.com</text:p>
          </table:table-cell>
        </table:table-row>
        <table:table-row table:style-name="Table1.1">
          <table:table-cell table:style-name="Table1.A1" office:value-type="string">
            <text:h text:style-name="Heading_20_1" text:outline-level="1">Skills</text:h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Resume_20_Text">LANGUAGES</text:p>
            <text:p text:style-name="Resume_20_Text">Java, Python, C, BASH, HTML, CSS, JavaScript, PHP, SQL.</text:p>
            <text:p text:style-name="Resume_20_Text"/>
            <text:p text:style-name="Resume_20_Text">MOBILE DEVOPLMENT </text:p>
            <text:p text:style-name="Resume_20_Text">I have some experience in the development of apps for android. </text:p>
            <text:p text:style-name="Resume_20_Text"/>
          </table:table-cell>
        </table:table-row>
        <table:table-row table:style-name="Table1.1">
          <table:table-cell table:style-name="Table1.A1" office:value-type="string">
            <text:h text:style-name="Heading_20_1" text:outline-level="1">Work History</text:h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h text:style-name="Heading_20_2" text:outline-level="2">Camp Crew worker, Camp Iawah, WestPort, Ontario</text:h>
            <text:p text:style-name="Resume_20_Text">June 27<text:span text:style-name="T2">th</text:span> - July 17<text:span text:style-name="T2">th</text:span> 2010</text:p>
            <text:p text:style-name="Resume_20_Text"/>
            <text:h text:style-name="Heading_20_2" text:outline-level="2">Dishwasher, Cabottos, Ottawa, Ontario</text:h>
            <text:p text:style-name="Resume_20_Text">July 2011 – August 2013</text:p>
            <text:p text:style-name="Resume_20_Text"/>
            <text:h text:style-name="Heading_20_2" text:outline-level="2">Painter, College pro, Ottawa, Ontario</text:h>
            <text:p text:style-name="Text_20_body">May 2014 – August 2014</text:p>
            <text:p text:style-name="Text_20_body"/>
          </table:table-cell>
        </table:table-row>
        <text:soft-page-break/>
        <table:table-row table:style-name="Table1.1">
          <table:table-cell table:style-name="Table1.A1" office:value-type="string">
            <text:h text:style-name="Heading_20_1" text:outline-level="1">Education</text:h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h text:style-name="Heading_20_2" text:outline-level="2">bachelor of computing (honors, Software Design)</text:h>
            <text:h text:style-name="Heading_20_2" text:outline-level="2">Queen's University </text:h>
            <text:h text:style-name="Heading_20_2" text:outline-level="2">2013-2017</text:h>
            <text:p text:style-name="Standard">Currently a second year computing student at Queen's University. Planning on doing an internship after 3<text:span text:style-name="T2">rd</text:span> year.</text:p>
            <text:h text:style-name="Heading_20_2" text:outline-level="2"/>
          </table:table-cell>
        </table:table-row>
        <table:table-row table:style-name="Table1.1">
          <table:table-cell table:style-name="Table1.A1" office:value-type="string">
            <text:h text:style-name="Heading_20_1" text:outline-level="1">References</text:h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h text:style-name="Heading_20_2" text:outline-level="2">Will cooper</text:h>
            <text:p text:style-name="Resume_20_Text">Manager, College Pro Painting</text:p>
            <text:p text:style-name="Resume_20_Text"><text:a xlink:type="simple" xlink:href="mailto:will_cooper_2@hotmail.com">will_cooper_2@hotmail.com</text:a> (905-410-2012)</text:p>
            <text:p text:style-name="Resume_20_Text"/>
            <text:h text:style-name="Heading_20_2" text:outline-level="2">More references available upon request.</text:h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egoe UI" svg:font-family="'Segoe UI', 'Segoe UI Web Regular', 'Segoe UI Symbol', 'Helvetica Neue', 'BBAlpha Sans', 'S60 Sans', Arial, sans-serif"/>
    <style:font-face style:name="Tahoma1" svg:font-family="Tahoma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20%" style:text-autospace="ideograph-alpha" style:line-break="strict" style:writing-mode="lr-tb" style:font-independent-line-spacing="false">
        <style:tab-stops/>
      </style:paragraph-properties>
      <style:text-properties fo:color="#595959" fo:font-size="10pt" fo:language="en" fo:country="US" style:letter-kerning="true" style:font-size-asian="10pt" style:language-asian="ja" style:country-asian="JP" style:font-size-complex="10pt" style:language-complex="ar" style:country-complex="SA"/>
    </style:default-style>
    <style:default-style style:family="paragraph">
      <style:paragraph-properties fo:margin-top="0.071cm" fo:margin-bottom="0.282cm" fo:line-height="120%" fo:hyphenation-ladder-count="no-limit" style:text-autospace="ideograph-alpha" style:punctuation-wrap="hanging" style:line-break="strict" style:tab-stop-distance="1.251cm" style:writing-mode="page"/>
      <style:text-properties fo:color="#595959" style:font-name="Calibri" fo:font-size="10pt" fo:language="en" fo:country="US" style:letter-kerning="true" style:font-name-asian="Arial Unicode MS" style:font-size-asian="10pt" style:language-asian="ja" style:country-asian="JP" style:font-name-complex="F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letter-kerning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text-align="end" style:justify-single-word="false"/>
      <style:text-properties fo:text-transform="uppercase" fo:color="#418ab3" style:font-name="Calibri" fo:font-size="10.5pt" style:font-size-asian="10.5pt" style:font-name-complex="F" style:font-size-complex="10.5pt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71cm" fo:margin-bottom="0.071cm" fo:keep-with-next="always"/>
      <style:text-properties fo:text-transform="uppercase" fo:color="#404040" style:font-name="Calibri" fo:font-weight="bold" style:font-weight-asian="bold" style:font-name-complex="F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353cm" fo:margin-bottom="0cm" fo:keep-with-next="always"/>
      <style:text-properties fo:color="#418ab3" style:font-name="Calibri" fo:font-weight="bold" style:font-weight-asian="bold" style:font-name-complex="F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353cm" fo:margin-bottom="0cm" fo:keep-with-next="always"/>
      <style:text-properties fo:color="#418ab3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353cm" fo:margin-bottom="0cm" fo:keep-with-next="always"/>
      <style:text-properties fo:color="#204458" style:font-name="Calibri" style:font-name-complex="F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353cm" fo:margin-bottom="0cm" fo:keep-with-next="always"/>
      <style:text-properties fo:color="#204458" style:font-name="Calibri" fo:font-style="italic" style:font-style-asian="italic" style:font-name-complex="F" style:font-style-complex="italic"/>
    </style:style>
    <style:style style:name="Heading_20_7" style:display-name="Heading 7" style:family="paragraph" style:parent-style-name="Standard" style:next-style-name="Text_20_body" style:default-outline-level="7" style:class="text">
      <style:paragraph-properties fo:margin-top="0.353cm" fo:margin-bottom="0cm" fo:keep-with-next="always"/>
      <style:text-properties fo:color="#404040" style:font-name="Calibri" fo:font-style="italic" style:font-style-asian="italic" style:font-name-complex="F" style:font-style-complex="italic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top="0.353cm" fo:margin-bottom="0cm" fo:keep-with-next="always"/>
      <style:text-properties fo:color="#404040" style:font-name="Calibri" style:font-name-complex="F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-top="0.353cm" fo:margin-bottom="0cm" fo:keep-with-next="always"/>
      <style:text-properties fo:color="#404040" style:font-name="Calibri" fo:font-style="italic" style:font-style-asian="italic" style:font-name-complex="F" style:font-style-complex="italic"/>
    </style:style>
    <style:style style:name="Footer" style:family="paragraph" style:parent-style-name="Standard" style:class="extra">
      <style:paragraph-properties fo:margin-top="0.071cm" fo:margin-bottom="0cm" fo:line-height="100%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Resume_20_Text" style:display-name="Resume Text" style:family="paragraph" style:parent-style-name="Standard">
      <style:paragraph-properties fo:margin-left="0cm" fo:margin-right="2.54cm" fo:margin-top="0.071cm" fo:margin-bottom="0.071cm" fo:text-indent="0cm" style:auto-text-indent="false"/>
    </style:style>
    <style:style style:name="Contact_20_Info" style:display-name="Contact Info" style:family="paragraph" style:parent-style-name="Standard">
      <style:paragraph-properties fo:margin-top="0.071cm" fo:margin-bottom="0cm" fo:line-height="100%" fo:text-align="end" style:justify-single-word="false"/>
      <style:text-properties fo:font-size="9pt" style:font-size-asian="9pt" style:font-size-complex="9pt"/>
    </style:style>
    <style:style style:name="Name" style:family="paragraph" style:parent-style-name="Standard">
      <style:paragraph-properties fo:margin-left="0.254cm" fo:margin-right="0.254cm" fo:margin-top="0.423cm" fo:margin-bottom="0.282cm" fo:text-indent="0cm" style:auto-text-indent="false" fo:background-color="#418ab3" fo:padding-left="0.212cm" fo:padding-right="0.212cm" fo:padding-top="0.141cm" fo:padding-bottom="0.141cm" fo:border="0.018cm solid #418ab3">
        <style:background-image/>
      </style:paragraph-properties>
      <style:text-properties fo:text-transform="uppercase" fo:color="#ffffff" style:font-name="Calibri" fo:font-size="16pt" style:font-size-asian="16pt" style:font-name-complex="F" style:font-size-complex="16pt"/>
    </style:style>
    <style:style style:name="Header" style:family="paragraph" style:parent-style-name="Standard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Footer_20_Char" style:display-name="Footer Char" style:family="text" style:parent-style-name="Default_20_Paragraph_20_Font">
      <style:text-properties style:letter-kerning="tru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eading_20_3_20_Char" style:display-name="Heading 3 Char" style:family="text" style:parent-style-name="Default_20_Paragraph_20_Font">
      <style:text-properties fo:color="#418ab3" style:font-name="Calibri" fo:font-weight="bold" style:letter-kerning="true" style:font-weight-asian="bold" style:font-name-complex="F" style:font-weight-complex="bold"/>
    </style:style>
    <style:style style:name="Heading_20_4_20_Char" style:display-name="Heading 4 Char" style:family="text" style:parent-style-name="Default_20_Paragraph_20_Font">
      <style:text-properties fo:color="#418ab3" style:font-name="Calibri" fo:font-style="italic" fo:font-weight="bold" style:letter-kerning="true" style:font-style-asian="italic" style:font-weight-asian="bold" style:font-name-complex="F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04458" style:font-name="Calibri" style:letter-kerning="true" style:font-name-complex="F"/>
    </style:style>
    <style:style style:name="Heading_20_6_20_Char" style:display-name="Heading 6 Char" style:family="text" style:parent-style-name="Default_20_Paragraph_20_Font">
      <style:text-properties fo:color="#204458" style:font-name="Calibri" fo:font-style="italic" style:letter-kerning="true" style:font-style-asian="italic" style:font-name-complex="F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style="italic" style:letter-kerning="true" style:font-style-asian="italic" style:font-name-complex="F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="Calibri" style:letter-kerning="true" style:font-name-complex="F"/>
    </style:style>
    <style:style style:name="Heading_20_9_20_Char" style:display-name="Heading 9 Char" style:family="text" style:parent-style-name="Default_20_Paragraph_20_Font">
      <style:text-properties fo:color="#404040" style:font-name="Calibri" fo:font-style="italic" style:letter-kerning="true" style:font-style-asian="italic" style:font-name-complex="F" style:font-style-complex="italic"/>
    </style:style>
    <style:style style:name="Emphasis" style:family="text" style:parent-style-name="Default_20_Paragraph_20_Font">
      <style:text-properties fo:color="#418ab3" fo:font-style="italic" style:font-style-asian="italic" style:font-style-complex="italic"/>
    </style:style>
    <style:style style:name="Header_20_Char" style:display-name="Header Char" style:family="text" style:parent-style-name="Default_20_Paragraph_20_Font">
      <style:text-properties style:letter-kerning="tru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7.78cm" fo:margin-left="-0.191cm" table:align="left" style:writing-mode="lr-tb"/>
    </style:style>
    <style:style style:name="Table2.A" style:family="table-column">
      <style:table-column-properties style:column-width="8.883cm"/>
    </style:style>
    <style:style style:name="Table2.B" style:family="table-column">
      <style:table-column-properties style:column-width="8.895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Footer">
      <style:paragraph-properties fo:margin-top="0.071cm" fo:margin-bottom="0cm" fo:line-height="100%"/>
    </style:style>
    <style:style style:name="MP2" style:family="paragraph" style:parent-style-name="Footer" style:master-page-name="Converted1">
      <style:paragraph-properties fo:margin-top="0.071cm" fo:margin-bottom="0cm" fo:line-height="100%" fo:text-align="end" style:justify-single-word="false" style:page-number="auto"/>
    </style:style>
    <style:page-layout style:name="Mpm1">
      <style:page-layout-properties fo:page-width="21.59cm" fo:page-height="27.94cm" style:num-format="1" style:print-orientation="portrait" fo:margin-top="1.905cm" fo:margin-bottom="1.27cm" fo:margin-left="1.905cm" fo:margin-right="1.905cm" style:writing-mode="lr-tb" style:layout-grid-color="#c0c0c0" style:layout-grid-lines="24765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35cm" fo:margin-left="0cm" fo:margin-right="0cm" fo:margin-top="0.534cm" style:dynamic-spacing="true"/>
      </style:footer-style>
    </style:page-layout>
    <style:page-layout style:name="Mpm2">
      <style:page-layout-properties fo:page-width="21.59cm" fo:page-height="27.884cm" style:num-format="1" style:print-orientation="portrait" fo:margin-top="2.54cm" fo:margin-bottom="2.54cm" fo:margin-left="3.175cm" fo:margin-right="3.175cm" style:writing-mode="lr-tb" style:layout-grid-color="#c0c0c0" style:layout-grid-lines="22803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.905cm" fo:margin-bottom="1.27cm" fo:margin-left="1.905cm" fo:margin-right="1.905cm" style:writing-mode="lr-tb" style:layout-grid-color="#c0c0c0" style:layout-grid-lines="24765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Page | <text:page-number text:select-page="current">2</text:page-number></text:p>
            </table:table-cell>
            <table:table-cell table:style-name="Table2.A1" office:value-type="string">
              <text:p text:style-name="MP2">[Name]</text:p>
            </table:table-cell>
          </table:table-row>
        </table:table>
        <text:p text:style-name="Footer"/>
      </style:footer>
    </style:master-page>
    <style:master-page style:name="Converted1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editing-cycles>7</meta:editing-cycles>
    <meta:editing-duration>PT00H19M18S</meta:editing-duration>
    <meta:generator>OpenOffice.org/3.1$Win32 OpenOffice.org_project/310m11$Build-9399</meta:generator>
    <meta:creation-date>2015-01-10T17:43:42.17</meta:creation-date>
    <dc:date>2015-01-10T18:18:43.29</dc:date>
    <meta:document-statistic meta:table-count="2" meta:image-count="0" meta:object-count="0" meta:page-count="2" meta:paragraph-count="38" meta:word-count="283" meta:character-count="1689"/>
  </office:meta>
</office:document-meta>
</file>